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39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2.239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3.0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1" table:number-columns-repeated="2" table:default-cell-style-name="ce5"/>
        <table:table-row table:style-name="ro3">
          <table:table-cell table:style-name="ce1" office:value-type="string">
            <text:p>Qtr</text:p>
          </table:table-cell>
          <table:table-cell table:style-name="ce1" office:value-type="string">
            <text:p>Year</text:p>
          </table:table-cell>
          <table:table-cell table:style-name="ce3" office:value-type="string">
            <text:p>Subject</text:p>
          </table:table-cell>
          <table:table-cell table:style-name="ce3" office:value-type="string">
            <text:p>Course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Units</text:p>
          </table:table-cell>
          <table:table-cell table:style-name="ce3" office:value-type="string">
            <text:p>Grade </text:p>
            <text:p>Points</text:p>
          </table:table-cell>
          <table:table-cell table:style-name="ce3" office:value-type="string">
            <text:p>Topic</text:p>
          </table:table-cell>
          <table:table-cell table:style-name="ce3"/>
          <table:table-cell table:style-name="Default"/>
        </table:table-row>
        <table:table-row table:style-name="ro2">
          <table:table-cell table:style-name="ce1"/>
          <table:table-cell table:style-name="ce2" office:value-type="float" office:value="2005">
            <text:p>2005</text:p>
          </table:table-cell>
          <table:table-cell table:style-name="ce4" office:value-type="string">
            <text:p>GEL</text:p>
          </table:table-cell>
          <table:table-cell table:style-name="ce4" office:value-type="float" office:value="134">
            <text:p>134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/>
          <table:table-cell table:style-name="ce7" office:value-type="float" office:value="3">
            <text:p>3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6">
            <text:p>2006</text:p>
          </table:table-cell>
          <table:table-cell office:value-type="string">
            <text:p>EVE</text:p>
          </table:table-cell>
          <table:table-cell office:value-type="float" office:value="107">
            <text:p>107</text:p>
          </table:table-cell>
          <table:table-cell office:value-type="string">
            <text:p>Animal Communication</text:p>
          </table:table-cell>
          <table:table-cell office:value-type="string">
            <text:p>B+</text:p>
          </table:table-cell>
          <table:table-cell office:value-type="float" office:value="4">
            <text:p>4</text:p>
          </table:table-cell>
          <table:table-cell office:value-type="float" office:value="13.2">
            <text:p>13.2</text:p>
          </table:table-cell>
          <table:table-cell office:value-type="string">
            <text:p> </text:p>
          </table:table-cell>
          <table:table-cell table:formula="of:=IF([.D3]=299;0;[.G3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A</text:p>
          </table:table-cell>
          <table:table-cell office:value-type="string">
            <text:p>Research Trends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4]=299;0;[.G4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B</text:p>
          </table:table-cell>
          <table:table-cell office:value-type="string">
            <text:p>Geographical Concepts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table:formula="of:=IF([.D5]=299;0;[.G5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6]=299;0;[.G6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07">
            <text:p>2007</text:p>
          </table:table-cell>
          <table:table-cell office:value-type="string">
            <text:p>ANT</text:p>
          </table:table-cell>
          <table:table-cell office:value-type="float" office:value="198">
            <text:p>198</text:p>
          </table:table-cell>
          <table:table-cell office:value-type="string">
            <text:p>Directed Gp Study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table:formula="of:=IF([.D7]=299;0;[.G7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C</text:p>
          </table:table-cell>
          <table:table-cell office:value-type="string">
            <text:p>Theory and Practice</text:p>
          </table:table-cell>
          <table:table-cell office:value-type="string">
            <text:p>A-</text:p>
          </table:table-cell>
          <table:table-cell office:value-type="float" office:value="4">
            <text:p>4</text:p>
          </table:table-cell>
          <table:table-cell office:value-type="float" office:value="14.8">
            <text:p>14.8</text:p>
          </table:table-cell>
          <table:table-cell office:value-type="string">
            <text:p> </text:p>
          </table:table-cell>
          <table:table-cell table:formula="of:=IF([.D8]=299;0;[.G8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9]=299;0;[.G9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0]=299;0;[.G10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07">
            <text:p>2007</text:p>
          </table:table-cell>
          <table:table-cell office:value-type="string">
            <text:p>ERS</text:p>
          </table:table-cell>
          <table:table-cell office:value-type="float" office:value="186">
            <text:p>186</text:p>
          </table:table-cell>
          <table:table-cell office:value-type="string">
            <text:p>Environ Remote Sensing</text:p>
          </table:table-cell>
          <table:table-cell office:value-type="string">
            <text:p>B+</text:p>
          </table:table-cell>
          <table:table-cell office:value-type="float" office:value="3">
            <text:p>3</text:p>
          </table:table-cell>
          <table:table-cell office:value-type="float" office:value="9.9">
            <text:p>9.9</text:p>
          </table:table-cell>
          <table:table-cell office:value-type="string">
            <text:p> </text:p>
          </table:table-cell>
          <table:table-cell table:formula="of:=IF([.D11]=299;0;[.G11])" office:value-type="float" office:value="3">
            <text:p>3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ERS</text:p>
          </table:table-cell>
          <table:table-cell office:value-type="string">
            <text:p>186L</text:p>
          </table:table-cell>
          <table:table-cell office:value-type="string">
            <text:p>Env Remote Sensing Lab</text:p>
          </table:table-cell>
          <table:table-cell office:value-type="string">
            <text:p>B+</text:p>
          </table:table-cell>
          <table:table-cell office:value-type="float" office:value="2">
            <text:p>2</text:p>
          </table:table-cell>
          <table:table-cell office:value-type="float" office:value="6.6">
            <text:p>6.6</text:p>
          </table:table-cell>
          <table:table-cell office:value-type="string">
            <text:p> </text:p>
          </table:table-cell>
          <table:table-cell table:formula="of:=IF([.D12]=299;0;[.G12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D</text:p>
          </table:table-cell>
          <table:table-cell office:value-type="string">
            <text:p>Research Methods Geo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table:formula="of:=IF([.D13]=299;0;[.G13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7">
            <text:p>297</text:p>
          </table:table-cell>
          <table:table-cell office:value-type="string">
            <text:p>Geography Seminar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urrent Applications of GIS</text:p>
          </table:table-cell>
          <table:table-cell table:formula="of:=IF([.D14]=299;0;[.G14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5]=299;0;[.G15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7">
            <text:p>2007</text:p>
          </table:table-cell>
          <table:table-cell office:value-type="string">
            <text:p>GEO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6]=299;0;[.G16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7]=299;0;[.G17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LDA</text:p>
          </table:table-cell>
          <table:table-cell office:value-type="float" office:value="204">
            <text:p>204</text:p>
          </table:table-cell>
          <table:table-cell office:value-type="string">
            <text:p>Case Studies</text:p>
          </table:table-cell>
          <table:table-cell office:value-type="string">
            <text:p>A-</text:p>
          </table:table-cell>
          <table:table-cell office:value-type="float" office:value="4">
            <text:p>4</text:p>
          </table:table-cell>
          <table:table-cell office:value-type="float" office:value="14.8">
            <text:p>14.8</text:p>
          </table:table-cell>
          <table:table-cell office:value-type="string">
            <text:p> </text:p>
          </table:table-cell>
          <table:table-cell table:formula="of:=IF([.D18]=299;0;[.G18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TTP</text:p>
          </table:table-cell>
          <table:table-cell office:value-type="string">
            <text:p>289A</text:p>
          </table:table-cell>
          <table:table-cell office:value-type="string">
            <text:p>Selected Topics Transprt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Default" office:value-type="string">
            <text:p>Survey Methods</text:p>
          </table:table-cell>
          <table:table-cell table:formula="of:=IF([.D19]=299;0;[.G19])" office:value-type="float" office:value="2">
            <text:p>2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08">
            <text:p>2008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string">
            <text:p>Open Source GIS Group Study</text:p>
          </table:table-cell>
          <table:table-cell table:formula="of:=IF([.D20]=299;0;[.G20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1]=299;0;[.G21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LDA</text:p>
          </table:table-cell>
          <table:table-cell office:value-type="float" office:value="280">
            <text:p>280</text:p>
          </table:table-cell>
          <table:table-cell office:value-type="string">
            <text:p>Land Conservation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Default"/>
          <table:table-cell table:formula="of:=IF([.D22]=299;0;[.G22])" office:value-type="float" office:value="3">
            <text:p>3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08">
            <text:p>2008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3]=299;0;[.G23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4]=299;0;[.G24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PLS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Default" office:value-type="string">
            <text:p>Spatial Stats in R</text:p>
          </table:table-cell>
          <table:table-cell table:formula="of:=IF([.D25]=299;0;[.G25])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8">
            <text:p>2008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patial Databases: Lab</text:p>
          </table:table-cell>
          <table:table-cell table:formula="of:=IF([.D26]=299;0;[.G26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7">
            <text:p>297</text:p>
          </table:table-cell>
          <table:table-cell office:value-type="string">
            <text:p>Geography Seminar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7]=299;0;[.G27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8]=299;0;[.G28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PLS</text:p>
          </table:table-cell>
          <table:table-cell office:value-type="float" office:value="290">
            <text:p>290</text:p>
          </table:table-cell>
          <table:table-cell office:value-type="string">
            <text:p>Seminar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atial Databases: Lecture</text:p>
          </table:table-cell>
          <table:table-cell table:formula="of:=IF([.D29]=299;0;[.G29])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09">
            <text:p>2009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vanced Open Source GIS</text:p>
          </table:table-cell>
          <table:table-cell table:formula="of:=IF([.D30]=299;0;[.G30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31]=299;0;[.G31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LDA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string">
            <text:p>Landscape Architecture Methods – Schenker</text:p>
          </table:table-cell>
          <table:table-cell table:formula="of:=IF([.D32]=299;0;[.G32])"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09">
            <text:p>2009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nsulting</text:p>
          </table:table-cell>
          <table:table-cell table:formula="of:=IF([.D33]=299;0;[.G33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34]=299;0;[.G34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9">
            <text:p>2009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string">
            <text:p>Curriculum Design</text:p>
          </table:table-cell>
          <table:table-cell table:formula="of:=IF([.D35]=299;0;[.G35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36]=299;0;[.G36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10">
            <text:p>2010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patial R</text:p>
          </table:table-cell>
          <table:table-cell table:formula="of:=IF([.D37]=299;0;[.G37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38]=299;0;[.G38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10">
            <text:p>2010</text:p>
          </table:table-cell>
          <table:table-cell office:value-type="string">
            <text:p>GEO</text:p>
          </table:table-cell>
          <table:table-cell office:value-type="float" office:value="297">
            <text:p>297</text:p>
          </table:table-cell>
          <table:table-cell office:value-type="string">
            <text:p>Geography Seminar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39]=299;0;[.G39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40]=299;0;[.G40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10">
            <text:p>2010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tography</text:p>
          </table:table-cell>
          <table:table-cell table:formula="of:=IF([.D41]=299;0;[.G41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42]=299;0;[.G42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11">
            <text:p>2011</text:p>
          </table:table-cell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43]=299;0;[.G43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11">
            <text:p>2011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table:style-name="Default" office:value-type="string">
            <text:p>S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Open Source GIS Group Study</text:p>
          </table:table-cell>
          <table:table-cell table:formula="of:=IF([.D44]=299;0;[.G44])" office:value-type="float" office:value="1">
            <text:p>1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table:style-name="Default" office:value-type="string">
            <text:p>S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IF([.D45]=299;0;[.G45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11">
            <text:p>2011</text:p>
          </table:table-cell>
          <table:table-cell office:value-type="string">
            <text:p>TTP</text:p>
          </table:table-cell>
          <table:table-cell table:style-name="ce7" office:value-type="string">
            <text:p>289A</text:p>
          </table:table-cell>
          <table:table-cell office:value-type="string">
            <text:p>Selected Topics Transprt</text:p>
          </table:table-cell>
          <table:table-cell table:style-name="Default" office:value-type="string">
            <text:p>A</text:p>
          </table:table-cell>
          <table:table-cell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Transportation Mobile Software Development </text:p>
          </table:table-cell>
          <table:table-cell table:formula="of:=IF([.D46]=299;0;[.G46])" office:value-type="float" office:value="2">
            <text:p>2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Default" table:formula="of:=SUM([.J3:.J46])" office:value-type="float" office:value="66">
            <text:p>66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1/08/2012</text:date>, <text:time>22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ndel</meta:initial-creator>
    <meta:creation-date>2011-04-04T10:27:16</meta:creation-date>
    <dc:date>2012-01-08T22:21:22</dc:date>
    <dc:creator>Alex Mandel</dc:creator>
    <meta:editing-duration>PT2H7M1S</meta:editing-duration>
    <meta:editing-cycles>13</meta:editing-cycles>
    <meta:generator>LibreOffice/3.3$Unix LibreOffice_project/330m19$Build-401</meta:generator>
    <meta:document-statistic meta:table-count="3" meta:cell-count="421" meta:object-count="0"/>
    <meta:user-defined meta:name="Info 1"/>
    <meta:user-defined meta:name="Info 2"/>
    <meta:user-defined meta:name="Info 3"/>
    <meta:user-defined meta:name="Info 4"/>
  </office:meta>
</office:document-meta>
</file>